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 style:list-style-name="WW8Num7"/>
    <style:style style:name="P23" style:family="paragraph" style:parent-style-name="Text_20_body" style:list-style-name="WW8Num7">
      <style:text-properties style:font-name="Times New Roman"/>
    </style:style>
    <style:style style:name="P24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6" text:outline-level="1">Pré-condições</text:h>
      <text:p text:style-name="P16">O usuário estar logado no sistema.</text:p>
      <text:h text:style-name="P26" text:outline-level="1">Fluxo Básico de eventos</text:h>
      <text:list xml:id="list1637593389" text:style-name="WW8Num7">
        <text:list-item>
          <text:p text:style-name="P23">O Catalogador seleciona a opção de cadastrar autor. O sistema exibe uma tela com os seguintes campos editáveis e opções:</text:p>
          <text:p text:style-name="P22"><text:span text:style-name="T6">- campo “Sobrenome”, </text:span><text:span text:style-name="T7">preenchimento obrigatório;</text:span></text:p>
          <text:p text:style-name="P22"><text:span text:style-name="T6">- campo “Nome”, </text:span><text:span text:style-name="T7">preenchimento obrigatório;</text:span></text:p>
          <text:p text:style-name="P23">- campo “Pseudônimo ou Codinome”</text:p>
          <text:p text:style-name="P23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3">- campo “Data de Nascimento”, com uma opção para cadastrar data precisa e uma opção para cadastrar data imprecisa. <text:s text:c="6"/></text:p>
          <text:p text:style-name="P23">- campo “Data de Óbito”, com uma opção para cadastrar data precisa e uma opção para cadastrar data imprecisa. <text:s text:c="91"/></text:p>
        </text:list-item>
        <text:list-item>
          <text:p text:style-name="P23">Após preencher todos os dados obrigatórios, o catalogador confirma a operação, selecionando a opção “Salvar”.</text:p>
        </text:list-item>
        <text:list-item>
          <text:p text:style-name="P23">O sistema valida o cadastramento e exibe a mensagem “Autor Cadastrado com Sucesso” </text:p>
        </text:list-item>
        <text:list-item>
          <text:p text:style-name="P23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4"><text:soft-page-break/>1.1 Se o campo não for obrigatório: “O campo &lt;nome do campo&gt; deve ser preenchido”</text:p>
      <text:p text:style-name="P24">1.2 Se o campo for obrigatório: “O &lt;nome do campo&gt; é obrigatório”</text:p>
      <text:p text:style-name="P24"><text:s/>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 usuário tiver selecionado a opção 'Outras' em Tipo de Autoria <text:tab/> e clicar em 'Salvar' sem especificar qual o tipo de autoria ou Função</text:span></text:p>
      <text:p text:style-name="P9"><text:tab/>1. O sistema exibe mensagem 'Favor, especificar a atividade'.</text:p>
      <text:p text:style-name="P19"><text:tab/>2. O sistema retorna ao passo 1 do fluxo básico.</text:p>
      <text:p text:style-name="P19"/>
      <text:h text:style-name="P26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2</meta:editing-cycles>
    <meta:editing-duration>PT3H42M57S</meta:editing-duration>
    <meta:generator>LibreOffice/3.5$Linux_X86_64 LibreOffice_project/350m1$Build-2</meta:generator>
    <dc:date>2012-09-12T14:06:35</dc:date>
    <dc:creator>Thais </dc:creator>
    <meta:document-statistic meta:table-count="2" meta:image-count="1" meta:object-count="0" meta:page-count="2" meta:paragraph-count="70" meta:word-count="526" meta:character-count="2738" meta:non-whitespace-character-count="2656"/>
  </office:meta>
</office:document-meta>
</file>